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Nansen_land">
            <text:p>Nansen_land</text:p>
          </table:table-cell>
          <table:table-cell office:value-type="string" office:value="radiocarbon">
            <text:p>radiocarbon</text:p>
          </table:table-cell>
          <table:table-cell office:value-type="string" office:value="Ua-260">
            <text:p>Ua-260</text:p>
          </table:table-cell>
          <table:table-cell office:value-type="float" office:value="83.05">
            <text:p>83.05</text:p>
          </table:table-cell>
          <table:table-cell office:value-type="float" office:value="-43.4">
            <text:p>-43.4</text:p>
          </table:table-cell>
          <table:table-cell office:value-type="float" office:value="9700.0">
            <text:p>9700.0</text:p>
          </table:table-cell>
          <table:table-cell office:value-type="float" office:value="100.0">
            <text:p>10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71.0">
            <text:p>71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92,BennikeKelly1987">
            <text:p>KellyBennike1992,BennikeKelly1987</text:p>
          </table:table-cell>
        </table:table-row>
        <table:table-row>
          <table:table-cell office:value-type="string" office:value="Nansen_land">
            <text:p>Nansen_land</text:p>
          </table:table-cell>
          <table:table-cell office:value-type="string" office:value="radiocarbon">
            <text:p>radiocarbon</text:p>
          </table:table-cell>
          <table:table-cell office:value-type="string" office:value="HAR-6746">
            <text:p>HAR-6746</text:p>
          </table:table-cell>
          <table:table-cell office:value-type="float" office:value="83.167">
            <text:p>83.167</text:p>
          </table:table-cell>
          <table:table-cell office:value-type="float" office:value="-44.7">
            <text:p>-44.7</text:p>
          </table:table-cell>
          <table:table-cell office:value-type="float" office:value="6100.0">
            <text:p>6100.0</text:p>
          </table:table-cell>
          <table:table-cell office:value-type="float" office:value="100.0">
            <text:p>10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1.0">
            <text:p>11.0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KellyBennike1992,BennikeKelly1987">
            <text:p>KellyBennike1992,BennikeKelly1987</text:p>
          </table:table-cell>
        </table:table-row>
        <table:table-row>
          <table:table-cell office:value-type="string" office:value="Nansen_land">
            <text:p>Nansen_land</text:p>
          </table:table-cell>
          <table:table-cell office:value-type="string" office:value="radiocarbon">
            <text:p>radiocarbon</text:p>
          </table:table-cell>
          <table:table-cell office:value-type="string" office:value="HAR-6288">
            <text:p>HAR-6288</text:p>
          </table:table-cell>
          <table:table-cell office:value-type="float" office:value="82.927">
            <text:p>82.927</text:p>
          </table:table-cell>
          <table:table-cell office:value-type="float" office:value="-41.78">
            <text:p>-41.78</text:p>
          </table:table-cell>
          <table:table-cell office:value-type="float" office:value="7980.0">
            <text:p>7980.0</text:p>
          </table:table-cell>
          <table:table-cell office:value-type="float" office:value="120.0">
            <text:p>12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1.0">
            <text:p>41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85,KellyBennike1992">
            <text:p>KellyBennike1985,KellyBennike1992</text:p>
          </table:table-cell>
        </table:table-row>
        <table:table-row>
          <table:table-cell office:value-type="string" office:value="Nansen_land">
            <text:p>Nansen_land</text:p>
          </table:table-cell>
          <table:table-cell office:value-type="string" office:value="radiocarbon">
            <text:p>radiocarbon</text:p>
          </table:table-cell>
          <table:table-cell office:value-type="string" office:value="UW-229">
            <text:p>UW-229</text:p>
          </table:table-cell>
          <table:table-cell office:value-type="float" office:value="83.0">
            <text:p>83.0</text:p>
          </table:table-cell>
          <table:table-cell office:value-type="float" office:value="-38.333">
            <text:p>-38.333</text:p>
          </table:table-cell>
          <table:table-cell office:value-type="float" office:value="4825.0">
            <text:p>4825.0</text:p>
          </table:table-cell>
          <table:table-cell office:value-type="float" office:value="86.0">
            <text:p>86.0</text:p>
          </table:table-cell>
          <table:table-cell office:value-type="string" office:value="Astarte borealis">
            <text:p>Astarte borea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3">
            <text:p>Weidick1973</text:p>
          </table:table-cell>
        </table:table-row>
        <table:table-row>
          <table:table-cell office:value-type="string" office:value="Nansen_land">
            <text:p>Nansen_land</text:p>
          </table:table-cell>
          <table:table-cell office:value-type="string" office:value="radiocarbon">
            <text:p>radiocarbon</text:p>
          </table:table-cell>
          <table:table-cell office:value-type="string" office:value="TUa-1079">
            <text:p>TUa-1079</text:p>
          </table:table-cell>
          <table:table-cell office:value-type="float" office:value="82.97">
            <text:p>82.97</text:p>
          </table:table-cell>
          <table:table-cell office:value-type="float" office:value="-37.732">
            <text:p>-37.732</text:p>
          </table:table-cell>
          <table:table-cell office:value-type="float" office:value="7230.0">
            <text:p>7230.0</text:p>
          </table:table-cell>
          <table:table-cell office:value-type="float" office:value="70.0">
            <text:p>7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9.0">
            <text:p>29.0</text:p>
          </table:table-cell>
          <table:table-cell office:value-type="float" office:value="5.800000000000001">
            <text:p>5.800000000000001</text:p>
          </table:table-cell>
          <table:table-cell office:value-type="float" office:value="5.800000000000001">
            <text:p>5.800000000000001</text:p>
          </table:table-cell>
          <table:table-cell office:value-type="string" office:value="LandvikEtal2001">
            <text:p>LandvikEtal2001</text:p>
          </table:table-cell>
        </table:table-row>
        <table:table-row>
          <table:table-cell office:value-type="string" office:value="Nansen_land">
            <text:p>Nansen_land</text:p>
          </table:table-cell>
          <table:table-cell office:value-type="string" office:value="radiocarbon">
            <text:p>radiocarbon</text:p>
          </table:table-cell>
          <table:table-cell office:value-type="string" office:value="T-11774">
            <text:p>T-11774</text:p>
          </table:table-cell>
          <table:table-cell office:value-type="float" office:value="82.99">
            <text:p>82.99</text:p>
          </table:table-cell>
          <table:table-cell office:value-type="float" office:value="-39.668">
            <text:p>-39.668</text:p>
          </table:table-cell>
          <table:table-cell office:value-type="float" office:value="7690.0">
            <text:p>7690.0</text:p>
          </table:table-cell>
          <table:table-cell office:value-type="float" office:value="85.0">
            <text:p>85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3.0">
            <text:p>33.0</text:p>
          </table:table-cell>
          <table:table-cell office:value-type="float" office:value="6.6000000000000005">
            <text:p>6.6000000000000005</text:p>
          </table:table-cell>
          <table:table-cell office:value-type="float" office:value="6.6000000000000005">
            <text:p>6.6000000000000005</text:p>
          </table:table-cell>
          <table:table-cell office:value-type="string" office:value="LandvikEtal2001">
            <text:p>LandvikEtal2001</text:p>
          </table:table-cell>
        </table:table-row>
        <table:table-row>
          <table:table-cell office:value-type="string" office:value="Nansen_land">
            <text:p>Nansen_land</text:p>
          </table:table-cell>
          <table:table-cell office:value-type="string" office:value="radiocarbon">
            <text:p>radiocarbon</text:p>
          </table:table-cell>
          <table:table-cell office:value-type="string" office:value="TUa-1078">
            <text:p>TUa-1078</text:p>
          </table:table-cell>
          <table:table-cell office:value-type="float" office:value="82.988">
            <text:p>82.988</text:p>
          </table:table-cell>
          <table:table-cell office:value-type="float" office:value="-39.67">
            <text:p>-39.67</text:p>
          </table:table-cell>
          <table:table-cell office:value-type="float" office:value="36980.0">
            <text:p>36980.0</text:p>
          </table:table-cell>
          <table:table-cell office:value-type="float" office:value="60.0">
            <text:p>60.0</text:p>
          </table:table-cell>
          <table:table-cell office:value-type="string" office:value="Shell fragment">
            <text:p>Shell fragment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6.0">
            <text:p>46.0</text:p>
          </table:table-cell>
          <table:table-cell office:value-type="float" office:value="9.200000000000001">
            <text:p>9.200000000000001</text:p>
          </table:table-cell>
          <table:table-cell office:value-type="float" office:value="9.200000000000001">
            <text:p>9.200000000000001</text:p>
          </table:table-cell>
          <table:table-cell office:value-type="string" office:value="LandvikEtal2001">
            <text:p>LandvikEtal200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